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ResponseBuilderTests.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ResponseBuilderTests.bodyWithParameterized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erverResponseBuilderTests.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erverResponseBuilderTests.see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ResponseBuilderTests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Tests.acce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sponseBuilderTests.vary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ResponseBuilderTests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ServerResponseBuilder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Tests.body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erverResponseBuilder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sponseBuilderTests.unprocessabl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Tests.temporary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ResponseBuilderTest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Tests.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Tests.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Tests.notModified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ServerResponseBuilderTests.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ResponseBuilderTests.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ResponseBuilderTests.ba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Tests.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Tests.notModified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erverResponseBuilderTests.permanent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ResponseBuilderTests.al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Tests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ResponseBuilderTests.bodyCompletionS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erverResponseBuilderTests.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ResponseBuilderTests.cacheControl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